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2.025in" table:align="center"/>
    </style:style>
    <style:style style:name="Table1.A" style:family="table-column">
      <style:table-column-properties style:column-width="0.6569in"/>
    </style:style>
    <style:style style:name="Table1.B" style:family="table-column">
      <style:table-column-properties style:column-width="0.6417in"/>
    </style:style>
    <style:style style:name="Table1.C" style:family="table-column">
      <style:table-column-properties style:column-width="0.7264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>
      <style:paragraph-properties fo:line-height="150%"/>
    </style:style>
    <style:style style:name="P2" style:family="paragraph" style:parent-style-name="Preformatted_20_Text">
      <style:paragraph-properties fo:margin-top="0in" fo:margin-bottom="0.1965in" loext:contextual-spacing="false"/>
    </style:style>
    <style:style style:name="P3" style:family="paragraph" style:parent-style-name="Table_20_Contents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autoid-0-0-0"/>一、vim 8的内置插件管理——pack管理</text:h>
      <text:h text:style-name="Heading_20_2" text:outline-level="2"><text:bookmark text:name="autoid-0-0-01"/>1.1 创建pack包管理的文件夹</text:h>
      <text:p text:style-name="Text_20_body">其实pack包管理的方式和其他的插件管理是类似的，依然要先创建文件夹，原理类似。</text:p>
      <text:p text:style-name="Text_20_body">最稳定的管理插件的方法是使用Vim 8的内置功能，该功能不需要第三方代码。下面让我们具体来看看这种方法。</text:p>
      <text:p text:style-name="Text_20_body">首先在用户目录之下的.vim文件夹之下创建一个pack目录，然后在pack目录中创建两个子目录opt和start。注意这里，这里的自定义名称是我们要对插件进行的一个分类，比如自动补全的、导航的、调试的等等，方便管理，当然我就统统放在一个目录之下也行，只是不方便管理。</text:p>
      <text:p text:style-name="P2">mkdir -p ~/.vim/pack/<text:span text:style-name="Strong_20_Emphasis">自定义名称</text:span>/{opt,start}</text:p>
      <text:p text:style-name="Text_20_body"> </text:p>
      <text:p text:style-name="Text_20_body">注意事项：</text:p>
      <text:p text:style-name="Text_20_body">（1）注意<text:span text:style-name="Strong_20_Emphasis">占位符 自定义名称</text:span>。这个名称完全取决于你。我们用它对包进行分类。大多数人会把所有的插件都扔进一个无意义的类别中，这样完全没问题。你可以选择自己喜欢的名称，在本文中我选择使用 foobar。理论上，你也可以创建多个类别，比如~/.vim/pack/navigation， ~/.vim/pack/linting等，当然我也可以都放在foobar 这个目录之下。</text:p>
      <text:p text:style-name="Text_20_body">（2）<text:span text:style-name="Strong_20_Emphasis">Vim不会检测类别之间的重复，如果存在重复，则会加载两次。</text:span></text:p>
      <text:p text:style-name="Text_20_body">（3）<text:span text:style-name="Strong_20_Emphasis">“start”目录中的包会自动加载。而对于“opt”目录中的包，只有通过:packadd命令特别请求，Vim才会加载。</text:span>opt中适合保存不常用的软件包，以及为保持Vim的快速启动不必要运行的脚本。请注意，:packadd没有相反的命令卸载包。</text:p>
      <text:p text:style-name="Text_20_body">比如我现在的系统中创建了这样的文件夹：</text:p>
      <text:p text:style-name="Preformatted_20_Text">/home/zoe/.vim/pack/my_plugs/start</text:p>
      <text:p text:style-name="P2">/home/zoe/.vim/pack/my_plugs/opt</text:p>
      <text:p text:style-name="Text_20_body"> </text:p>
      <text:h text:style-name="Heading_20_2" text:outline-level="2"><text:bookmark text:name="autoid-1-0-0"/>1.2 插件安装的步骤两步走——“插件克隆”+“文档说明”</text:h>
      <text:p text:style-name="Text_20_body">（１）“插件克隆”——在start文件夹里面添加自动加载的插件</text:p>
      <text:p text:style-name="Text_20_body">如nerdtree插件：</text:p>
      <text:p text:style-name="Text_20_body">首先下载插件到start文件夹里面，</text:p>
      <text:p text:style-name="P2">git clone https://github.com/scrooloose/nerdtree.git ~/.vim/pack/vendor/start/nerdtree</text:p>
      <text:p text:style-name="P1">或者是直接进入到start文件夹，直接克隆即可，如下：</text:p>
      <text:p text:style-name="Preformatted_20_Text"><text:soft-page-break/>cd ~/.vim/pack/my_plugs/start/</text:p>
      <text:p text:style-name="P2">git clone https://github.com/scrooloose/nerdtree.git </text:p>
      <text:p text:style-name="P1">或者我们也可以使用第三方下载工具curl或者是wget直接下载也可以。如下：</text:p>
      <text:p text:style-name="Preformatted_20_Text">curl -L https://github.com/kien/ctrlp.vim/archive/1.79.tar.gz #下载</text:p>
      <text:p text:style-name="P2">tar zx -C ~/.vim/pack/my_plugsr/start <text:s/>#解压到刚创建的start文件夹之下</text:p>
      <text:p text:style-name="P1">我们发现在start文件里面多了一个nerdtree文件夹，然后创建关于该插件的说明。</text:p>
      <text:p text:style-name="Text_20_body"> </text:p>
      <text:p text:style-name="Text_20_body">（2）文档说明——为每一个下载的插件添加文档说明</text:p>
      <text:p text:style-name="Text_20_body">在每一个下载的插件下面都有一个doc文件夹，里面有一个文本文件，放置了关于该插件的说明，我需要将文件说明安装，以便于在vim中查看帮助。</text:p>
      <text:p text:style-name="Text_20_body">方式一：在命令行中安装说明</text:p>
      <text:p text:style-name="P2">vim -u NONE -c "helptags ~/.vim/pack/my_plugs/start/nerdtree/doc" -c q</text:p>
      <text:p text:style-name="Text_20_body"> </text:p>
      <text:p text:style-name="Text_20_body">方式二：在vim中安装</text:p>
      <text:p text:style-name="P2">：helptags ~/.vim/pack/my_plugs/start/nerdtree/doc</text:p>
      <text:p text:style-name="Text_20_body"> </text:p>
      <text:p text:style-name="Text_20_body">在安装说明之后，会在doc文件夹之下出现一个tags的文件，这个文件就是刚才安装的说明文件，这样Vim的内部帮助系统就可以使用它的内容了，现在我们可以在vim中通过下面的命令来查看某一个插件的帮助文档了：</text:p>
      <text:p text:style-name="P2">:help plug_name（插件名称）</text:p>
      <text:p text:style-name="Text_20_body"> </text:p>
      <text:p text:style-name="Text_20_body">或者你也可以在包加载之后运行一次</text:p>
      <text:p text:style-name="P2">:helptags ALL</text:p>
      <text:p text:style-name="Text_20_body"> </text:p>
      <text:p text:style-name="Text_20_body">该命令会处理runtimepath下的所有文档。关于什么是 runtimepath，请参见前面的一篇文章，系列文章一。</text:p>
      <text:h text:style-name="Heading_20_2" text:outline-level="2"><text:bookmark text:name="autoid-2-0-0"/>1.3 插件的开启与关闭</text:h>
      <text:p text:style-name="Text_20_body">有一些插件只要安装之后就会自动起作用，比如我们的 vim-airline，安装之后直接重新启动vim就能够发现彩色的状态栏了，但是有一些插件需要自己手动开启和关闭，就像我们的nerdtree，当我们安装完nerdtree之后，我们发现重启vim之后依然没有开启nerdtree，那怎么办呢？我们首先在 .vimrc 配置文件中设置开启和关闭的按键映射，比如我的如下：</text:p>
      <text:p text:style-name="Preformatted_20_Text">map &lt;F3&gt; :NERDTreeMirror&lt;CR&gt;</text:p>
      <text:p text:style-name="P2"><text:soft-page-break/>map &lt;F3&gt; :NERDTreeToggle&lt;CR&gt;</text:p>
      <text:p text:style-name="P1">现在我再重启，按 F3 按钮就会启动nerdtree了，再按F3就会关闭。</text:p>
      <text:p text:style-name="Text_20_body"><text:span text:style-name="Strong_20_Emphasis">注意：有很多插件都需要自己在 .vimrc配置文件中进行配置才会开启的。</text:span></text:p>
      <text:h text:style-name="Heading_20_2" text:outline-level="2"><text:bookmark text:name="autoid-3-0-0"/>1.4 选择性的加载插件</text:h>
      <text:p text:style-name="Text_20_body">前面的插件安装两步走是针对start文件夹的，凡是安装在start文件夹里面的插件会在vim启动的时候自动加载，如果我想选择性的加载某一个插件，<text:span text:style-name="Strong_20_Emphasis">我就需要将其安装在opt文件夹里面</text:span>，安装的方式跟上面一样，依然是两步骤，“插件克隆”+“文档说明”。</text:p>
      <text:p text:style-name="Text_20_body">比如我安装一个 vim-airline插件，两步如下：</text:p>
      <text:p text:style-name="Text_20_body">第一步：</text:p>
      <text:p text:style-name="Preformatted_20_Text">cd ~/.vim/pack/my_plugs/opt/</text:p>
      <text:p text:style-name="P2">git clone https://github.com/vim-airline/vim-airline.git</text:p>
      <text:p text:style-name="Text_20_body"> </text:p>
      <text:p text:style-name="Text_20_body">第二步：</text:p>
      <text:p text:style-name="P2">:helptags ~/.vim/pack/my_plugs/opt/vim-airline/doc</text:p>
      <text:p text:style-name="Text_20_body"> </text:p>
      <text:p text:style-name="Text_20_body"><text:span text:style-name="Strong_20_Emphasis">第三步：选择性加载，通过 :packadd 来完成</text:span></text:p>
      <text:p text:style-name="P2">:packadd vim-airline</text:p>
      <text:p text:style-name="P1">就可以了。</text:p>
      <text:p text:style-name="Text_20_body"> </text:p>
      <text:p text:style-name="Text_20_body">所以插件选择性加载的方式为：</text:p>
      <text:p text:style-name="P2">:packadd plug_name（插件名称）</text:p>
      <text:p text:style-name="Text_20_body"> </text:p>
      <text:p text:style-name="P1"><text:span text:style-name="Strong_20_Emphasis">总结：使用内置pack插件管理的好处</text:span></text:p>
      <text:p text:style-name="Preformatted_20_Text">无需其他的插件管理工具，像什么vundle，vim-plug等等；</text:p>
      <text:p text:style-name="P2">直接方便实用git，方便下载、安装与更新，不用时直接删除即可；</text:p>
      <text:p text:style-name="Text_20_body"> </text:p>
      <text:p text:style-name="Text_20_body">注意：</text:p>
      <text:p text:style-name="Text_20_body">在Windows平台之下实际上也是一样的道理，只不过文件夹的名称和配置文件名称稍有所不一样。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平台</text:p>
          </table:table-cell>
          <table:table-cell table:style-name="Table1.A1" office:value-type="string">
            <text:p text:style-name="P3">Linux</text:p>
          </table:table-cell>
          <table:table-cell table:style-name="Table1.A1" office:value-type="string">
            <text:p text:style-name="P3">Windows</text:p>
          </table:table-cell>
        </table:table-row>
        <table:table-row>
          <table:table-cell table:style-name="Table1.A1" office:value-type="string">
            <text:p text:style-name="P3">配置文件</text:p>
          </table:table-cell>
          <table:table-cell table:style-name="Table1.A1" office:value-type="string">
            <text:p text:style-name="P3">.viminfo</text:p>
          </table:table-cell>
          <table:table-cell table:style-name="Table1.A1" office:value-type="string">
            <text:p text:style-name="P3">_viminfo</text:p>
          </table:table-cell>
        </table:table-row>
        <text:soft-page-break/>
        <table:table-row>
          <table:table-cell table:style-name="Table1.A1" office:value-type="string">
            <text:p text:style-name="P3">配置文件</text:p>
          </table:table-cell>
          <table:table-cell table:style-name="Table1.A1" office:value-type="string">
            <text:p text:style-name="P3">.vimrc</text:p>
          </table:table-cell>
          <table:table-cell table:style-name="Table1.A1" office:value-type="string">
            <text:p text:style-name="P3">_vimrc</text:p>
          </table:table-cell>
        </table:table-row>
        <table:table-row>
          <table:table-cell table:style-name="Table1.A1" office:value-type="string">
            <text:p text:style-name="P3">文件夹</text:p>
          </table:table-cell>
          <table:table-cell table:style-name="Table1.A1" office:value-type="string">
            <text:p text:style-name="P3">.vim</text:p>
          </table:table-cell>
          <table:table-cell table:style-name="Table1.A1" office:value-type="string">
            <text:p text:style-name="P3">vimfiles</text:p>
          </table:table-cell>
        </table:table-row>
      </table:table>
      <text:p text:style-name="Text_20_body"> 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8T11:32:28.314901195</meta:creation-date>
    <dc:date>2021-07-28T11:32:57.852810230</dc:date>
    <meta:editing-duration>PT31S</meta:editing-duration>
    <meta:editing-cycles>1</meta:editing-cycles>
    <meta:document-statistic meta:table-count="1" meta:image-count="0" meta:object-count="0" meta:page-count="4" meta:paragraph-count="85" meta:word-count="1513" meta:character-count="2590" meta:non-whitespace-character-count="2520"/>
    <meta:generator>LibreOffice/6.0.7.3$Linux_X86_64 LibreOffice_project/00m0$Build-3</meta:generator>
  </office:meta>
</office:document-meta>
</file>